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33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98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6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4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123cm" svg:y1="15.28cm" svg:x2="10.341cm" svg:y2="13.29cm">
            <text:p/>
          </draw:line>
          <draw:line draw:style-name="gr1" draw:text-style-name="P1" draw:layer="layout" svg:x1="9.873cm" svg:y1="13.271cm" svg:x2="8.582cm" svg:y2="15.259cm">
            <text:p/>
          </draw:line>
          <draw:line draw:style-name="gr1" draw:text-style-name="P1" draw:layer="layout" svg:x1="8.91cm" svg:y1="15.631cm" svg:x2="11.983cm" svg:y2="15.631cm">
            <text:p/>
          </draw:line>
          <draw:frame draw:style-name="gr2" draw:text-style-name="P3" draw:layer="layout" svg:width="1.416cm" svg:height="0.624cm" svg:x="9.652cm" svg:y="15.53cm">
            <draw:text-box>
              <text:p text:style-name="P2"><text:span text:style-name="T1">4,4</text:span></text:p>
            </draw:text-box>
          </draw:frame>
          <draw:frame draw:style-name="gr3" draw:text-style-name="P3" draw:layer="layout" svg:width="1.242cm" svg:height="0.648cm" draw:transform="rotate (-0.740892267471593) translate (11.083cm 13.384cm)">
            <draw:text-box>
              <text:p text:style-name="P2"><text:span text:style-name="T1">3,8</text:span></text:p>
            </draw:text-box>
          </draw:frame>
          <draw:frame draw:style-name="gr4" draw:text-style-name="P3" draw:layer="layout" svg:width="1.324cm" svg:height="0.746cm" draw:transform="rotate (0.981224105471212) translate (8.345cm 14.579cm)">
            <draw:text-box>
              <text:p text:style-name="P2"><text:span text:style-name="T1">3,4</text:span></text:p>
            </draw:text-box>
          </draw:frame>
          <draw:line draw:style-name="gr5" draw:text-style-name="P1" draw:layer="layout" svg:x1="8.877cm" svg:y1="15.419cm" svg:x2="9.325cm" svg:y2="15.424cm">
            <text:p/>
          </draw:line>
          <draw:line draw:style-name="gr5" draw:text-style-name="P1" draw:layer="layout" svg:x1="9.325cm" svg:y1="15.426cm" svg:x2="9.879cm" svg:y2="15.389cm">
            <text:p/>
          </draw:line>
          <draw:line draw:style-name="gr5" draw:text-style-name="P1" draw:layer="layout" svg:x1="9.877cm" svg:y1="15.389cm" svg:x2="10.247cm" svg:y2="15.426cm">
            <text:p/>
          </draw:line>
          <draw:line draw:style-name="gr5" draw:text-style-name="P1" draw:layer="layout" svg:x1="10.249cm" svg:y1="15.426cm" svg:x2="10.783cm" svg:y2="15.426cm">
            <text:p/>
          </draw:line>
          <draw:line draw:style-name="gr5" draw:text-style-name="P1" draw:layer="layout" svg:x1="10.783cm" svg:y1="15.426cm" svg:x2="11.302cm" svg:y2="15.407cm">
            <text:p/>
          </draw:line>
          <draw:line draw:style-name="gr5" draw:text-style-name="P1" draw:layer="layout" svg:x1="11.302cm" svg:y1="15.407cm" svg:x2="11.951cm" svg:y2="15.421cm">
            <text:p/>
          </draw:line>
          <draw:frame draw:style-name="gr6" draw:text-style-name="P5" draw:layer="layout" svg:width="0.722cm" svg:height="0.624cm" svg:x="8.322cm" svg:y="15.227cm">
            <draw:text-box>
              <text:p text:style-name="P4"><text:span text:style-name="T2">C</text:span></text:p>
            </draw:text-box>
          </draw:frame>
          <draw:frame draw:style-name="gr6" draw:text-style-name="P5" draw:layer="layout" svg:width="0.718cm" svg:height="0.624cm" svg:x="11.771cm" svg:y="15.257cm">
            <draw:text-box>
              <text:p text:style-name="P4"><text:span text:style-name="T2">B</text:span></text:p>
            </draw:text-box>
          </draw:frame>
          <draw:frame draw:style-name="gr6" draw:text-style-name="P5" draw:layer="layout" svg:width="0.718cm" svg:height="0.624cm" svg:x="9.799cm" svg:y="12.918cm">
            <draw:text-box>
              <text:p text:style-name="P4"><text:span text:style-name="T2">A</text:span></text:p>
            </draw:text-box>
          </draw:frame>
          <draw:line draw:style-name="gr5" draw:text-style-name="P1" draw:layer="layout" svg:x1="11.95cm" svg:y1="15.422cm" svg:x2="11.521cm" svg:y2="14.928cm">
            <text:p/>
          </draw:line>
          <draw:line draw:style-name="gr5" draw:text-style-name="P1" draw:layer="layout" svg:x1="11.522cm" svg:y1="14.927cm" svg:x2="11.376cm" svg:y2="14.705cm">
            <text:p/>
          </draw:line>
          <draw:line draw:style-name="gr5" draw:text-style-name="P1" draw:layer="layout" svg:x1="11.376cm" svg:y1="14.705cm" svg:x2="11.062cm" svg:y2="14.428cm">
            <text:p/>
          </draw:line>
          <draw:line draw:style-name="gr5" draw:text-style-name="P1" draw:layer="layout" svg:x1="11.063cm" svg:y1="14.428cm" svg:x2="10.932cm" svg:y2="14.317cm">
            <text:p/>
          </draw:line>
          <draw:line draw:style-name="gr5" draw:text-style-name="P1" draw:layer="layout" svg:x1="10.931cm" svg:y1="14.317cm" svg:x2="10.709cm" svg:y2="14.04cm">
            <text:p/>
          </draw:line>
          <draw:line draw:style-name="gr5" draw:text-style-name="P1" draw:layer="layout" svg:x1="10.709cm" svg:y1="14.041cm" svg:x2="10.432cm" svg:y2="13.745cm">
            <text:p/>
          </draw:line>
          <draw:line draw:style-name="gr5" draw:text-style-name="P1" draw:layer="layout" svg:x1="10.432cm" svg:y1="13.746cm" svg:x2="10.187cm" svg:y2="13.434cm">
            <text:p/>
          </draw:line>
          <draw:line draw:style-name="gr5" draw:text-style-name="P1" draw:layer="layout" svg:x1="10.187cm" svg:y1="13.434cm" svg:x2="9.97cm" svg:y2="13.82cm">
            <text:p/>
          </draw:line>
          <draw:line draw:style-name="gr5" draw:text-style-name="P1" draw:layer="layout" svg:x1="9.971cm" svg:y1="13.818cm" svg:x2="9.639cm" svg:y2="14.335cm">
            <text:p/>
          </draw:line>
          <draw:line draw:style-name="gr5" draw:text-style-name="P1" draw:layer="layout" svg:x1="9.637cm" svg:y1="14.336cm" svg:x2="9.489cm" svg:y2="14.56cm">
            <text:p/>
          </draw:line>
          <draw:line draw:style-name="gr5" draw:text-style-name="P1" draw:layer="layout" svg:x1="9.49cm" svg:y1="14.56cm" svg:x2="9.305cm" svg:y2="14.872cm">
            <text:p/>
          </draw:line>
          <draw:line draw:style-name="gr5" draw:text-style-name="P1" draw:layer="layout" svg:x1="9.305cm" svg:y1="14.871cm" svg:x2="9.085cm" svg:y2="15.148cm">
            <text:p/>
          </draw:line>
          <draw:line draw:style-name="gr5" draw:text-style-name="P1" draw:layer="layout" svg:x1="9.085cm" svg:y1="15.152cm" svg:x2="8.877cm" svg:y2="15.425cm">
            <text:p/>
          </draw:line>
          <draw:line draw:style-name="gr5" draw:text-style-name="P1" draw:layer="layout" svg:x1="9.697cm" svg:y1="14.183cm" svg:x2="9.873cm" svg:y2="14.305cm">
            <text:p/>
          </draw:line>
          <draw:line draw:style-name="gr5" draw:text-style-name="P1" draw:layer="layout" svg:x1="9.873cm" svg:y1="14.309cm" svg:x2="9.977cm" svg:y2="14.136cm">
            <text:p/>
          </draw:line>
          <draw:frame draw:style-name="gr6" draw:text-style-name="P5" draw:layer="layout" svg:width="0.739cm" svg:height="0.624cm" svg:x="9.364cm" svg:y="13.559cm">
            <draw:text-box>
              <text:p text:style-name="P4"><text:span text:style-name="T2">H</text:span></text:p>
            </draw:text-box>
          </draw:frame>
          <draw:line draw:style-name="gr5" draw:text-style-name="P1" draw:layer="layout" svg:x1="9.803cm" svg:y1="14.009cm" svg:x2="10.119cm" svg:y2="14.244cm">
            <text:p/>
          </draw:line>
          <draw:line draw:style-name="gr5" draw:text-style-name="P1" draw:layer="layout" svg:x1="10.118cm" svg:y1="14.243cm" svg:x2="10.414cm" svg:y2="14.428cm">
            <text:p/>
          </draw:line>
          <draw:line draw:style-name="gr5" draw:text-style-name="P1" draw:layer="layout" svg:x1="10.415cm" svg:y1="14.428cm" svg:x2="10.766cm" svg:y2="14.687cm">
            <text:p/>
          </draw:line>
          <draw:line draw:style-name="gr5" draw:text-style-name="P1" draw:layer="layout" svg:x1="10.766cm" svg:y1="14.687cm" svg:x2="11.117cm" svg:y2="14.89cm">
            <text:p/>
          </draw:line>
          <draw:line draw:style-name="gr5" draw:text-style-name="P1" draw:layer="layout" svg:x1="11.117cm" svg:y1="14.888cm" svg:x2="11.505cm" svg:y2="15.146cm">
            <text:p/>
          </draw:line>
          <draw:line draw:style-name="gr5" draw:text-style-name="P1" draw:layer="layout" svg:x1="11.505cm" svg:y1="15.152cm" svg:x2="11.951cm" svg:y2="15.425cm">
            <text:p/>
          </draw:line>
          <draw:frame draw:style-name="gr7" draw:text-style-name="P3" draw:layer="layout" svg:width="1.411cm" svg:height="0.664cm" draw:transform="rotate (-0.574736922681733) translate (10.223cm 14.175cm)">
            <draw:text-box>
              <text:p text:style-name="P2"><text:span text:style-name="T1">3,7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56:08.861120171</meta:creation-date>
    <dc:date>2018-03-22T11:58:56.535496437</dc:date>
    <meta:editing-duration>PT2M48S</meta:editing-duration>
    <meta:editing-cycles>1</meta:editing-cycles>
    <meta:document-statistic meta:object-count="39"/>
    <meta:generator>LibreOffice/6.0.0.3$MacOSX_X86_64 LibreOffice_project/64a0f66915f38c6217de274f0aa8e15618924765</meta:generator>
  </office:meta>
</office:document-meta>
</file>